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1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1c8353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language="en" fo:country="GB"/>
    </style:style>
    <style:style style:name="P13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4" style:family="paragraph" style:parent-style-name="Standard">
      <style:text-properties fo:font-weight="normal" officeooo:rsid="00145993" officeooo:paragraph-rsid="00145993" style:font-weight-asian="normal" style:font-weight-complex="normal"/>
    </style:style>
    <style:style style:name="P15" style:family="paragraph" style:parent-style-name="Standard">
      <style:text-properties fo:font-weight="normal" officeooo:rsid="0015e45e" officeooo:paragraph-rsid="0015e45e" style:font-weight-asian="normal" style:font-weight-complex="normal"/>
    </style:style>
    <style:style style:name="P16" style:family="paragraph" style:parent-style-name="Standard">
      <style:text-properties fo:font-weight="normal" officeooo:rsid="0018391e" officeooo:paragraph-rsid="0018391e" style:font-weight-asian="normal" style:font-weight-complex="normal"/>
    </style:style>
    <style:style style:name="P17" style:family="paragraph" style:parent-style-name="Standard">
      <style:text-properties fo:font-weight="normal" officeooo:rsid="001a7b2c" officeooo:paragraph-rsid="001a7b2c" style:font-weight-asian="normal" style:font-weight-complex="normal"/>
    </style:style>
    <style:style style:name="P18" style:family="paragraph" style:parent-style-name="Standard">
      <style:text-properties fo:font-weight="normal" officeooo:rsid="001dcc7f" officeooo:paragraph-rsid="001dcc7f" style:font-weight-asian="normal" style:font-weight-complex="normal"/>
    </style:style>
    <style:style style:name="P19" style:family="paragraph" style:parent-style-name="Standard">
      <style:text-properties fo:font-weight="normal" officeooo:paragraph-rsid="001dcc7f" style:font-weight-asian="normal" style:font-weight-complex="normal"/>
    </style:style>
    <style:style style:name="P20" style:family="paragraph" style:parent-style-name="Standard">
      <style:paragraph-properties style:snap-to-layout-grid="false"/>
      <style:text-properties officeooo:rsid="0015e45e" officeooo:paragraph-rsid="0015e45e"/>
    </style:style>
    <style:style style:name="P21" style:family="paragraph" style:parent-style-name="Standard">
      <style:paragraph-properties fo:text-align="center" style:justify-single-word="false" style:snap-to-layout-grid="false"/>
      <style:text-properties officeooo:rsid="001fb9a5" officeooo:paragraph-rsid="001fb9a5"/>
    </style:style>
    <style:style style:name="P22" style:family="paragraph" style:parent-style-name="Standard">
      <style:paragraph-properties fo:text-align="center" style:justify-single-word="false"/>
      <style:text-properties officeooo:rsid="001fb9a5" officeooo:paragraph-rsid="001fb9a5"/>
    </style:style>
    <style:style style:name="P23" style:family="paragraph" style:parent-style-name="Heading_20_1">
      <style:paragraph-properties style:snap-to-layout-grid="false"/>
      <style:text-properties fo:font-size="12pt" style:font-size-asian="12pt"/>
    </style:style>
    <style:style style:name="P24" style:family="paragraph" style:parent-style-name="Heading_20_2">
      <style:paragraph-properties style:snap-to-layout-grid="false"/>
    </style:style>
    <style:style style:name="P25" style:family="paragraph" style:parent-style-name="Heading_20_3">
      <style:paragraph-properties style:snap-to-layout-grid="false"/>
    </style:style>
    <style:style style:name="P26" style:family="paragraph" style:parent-style-name="Subtitle">
      <style:text-properties fo:font-size="20pt" style:font-size-asian="20pt" style:font-size-complex="20pt"/>
    </style:style>
    <style:style style:name="P27" style:family="paragraph" style:parent-style-name="Title">
      <style:paragraph-properties fo:break-before="page"/>
    </style:style>
    <style:style style:name="P28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29" style:family="paragraph" style:parent-style-name="Title" style:master-page-name="Conversion_20_2">
      <style:paragraph-properties style:page-number="auto"/>
    </style:style>
    <style:style style:name="P30" style:family="paragraph" style:parent-style-name="Title" style:master-page-name="Conversion_20_3">
      <style:paragraph-properties style:page-number="auto"/>
    </style:style>
    <style:style style:name="P31" style:family="paragraph" style:parent-style-name="Title" style:master-page-name="Conversion_20_4">
      <style:paragraph-properties style:page-number="auto"/>
    </style:style>
    <style:style style:name="P32" style:family="paragraph" style:parent-style-name="Title" style:master-page-name="Conversion_20_4">
      <style:paragraph-properties style:page-number="auto" fo:break-before="page"/>
    </style:style>
    <style:style style:name="P33" style:family="paragraph" style:parent-style-name="Title" style:master-page-name="Conversion_20_5">
      <style:paragraph-properties style:page-number="auto"/>
    </style:style>
    <style:style style:name="P34" style:family="paragraph" style:parent-style-name="Title" style:master-page-name="Conversion_20_6">
      <style:paragraph-properties style:page-number="auto"/>
    </style:style>
    <style:style style:name="P35" style:family="paragraph" style:parent-style-name="Title" style:master-page-name="Conversion_20_7">
      <style:paragraph-properties style:page-number="auto"/>
    </style:style>
    <style:style style:name="P36" style:family="paragraph" style:parent-style-name="Title" style:master-page-name="MP2">
      <style:paragraph-properties style:page-number="auto" fo:break-before="page"/>
    </style:style>
    <style:style style:name="P37" style:family="paragraph" style:parent-style-name="Title" style:master-page-name="MP3">
      <style:paragraph-properties style:page-number="auto" fo:break-before="page"/>
    </style:style>
    <style:style style:name="P38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39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40" style:family="paragraph" style:parent-style-name="Heading_20_5">
      <style:text-properties officeooo:paragraph-rsid="0023f315"/>
    </style:style>
    <style:style style:name="P41" style:family="paragraph" style:parent-style-name="Heading">
      <style:text-properties officeooo:paragraph-rsid="0023f315"/>
    </style:style>
    <style:style style:name="P42" style:family="paragraph" style:parent-style-name="Standard" style:master-page-name="Conversion_20_1">
      <style:paragraph-properties fo:text-align="center" style:justify-single-word="false" style:page-number="auto"/>
    </style:style>
    <style:style style:name="P43" style:family="paragraph" style:parent-style-name="Standard" style:list-style-name="L1">
      <style:text-properties fo:font-weight="normal" officeooo:rsid="00177b93" officeooo:paragraph-rsid="00177b93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177b93" officeooo:paragraph-rsid="00177b93" style:font-weight-asian="normal" style:font-weight-complex="normal"/>
    </style:style>
    <style:style style:name="P45" style:family="paragraph" style:parent-style-name="Standard" style:list-style-name="L3">
      <style:text-properties fo:font-weight="normal" officeooo:rsid="00177b93" officeooo:paragraph-rsid="00193924" style:font-weight-asian="normal" style:font-weight-complex="normal"/>
    </style:style>
    <style:style style:name="P46" style:family="paragraph" style:parent-style-name="Standard" style:list-style-name="L3">
      <style:text-properties fo:font-weight="normal" officeooo:rsid="00177b93" officeooo:paragraph-rsid="001c8353" style:font-weight-asian="normal" style:font-weight-complex="normal"/>
    </style:style>
    <style:style style:name="P47" style:family="paragraph" style:parent-style-name="Standard" style:list-style-name="L3">
      <style:text-properties fo:font-weight="normal" officeooo:rsid="001c8353" officeooo:paragraph-rsid="001c8353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1c8353" officeooo:paragraph-rsid="001dcc7f" style:font-weight-asian="normal" style:font-weight-complex="normal"/>
    </style:style>
    <style:style style:name="P49" style:family="paragraph" style:parent-style-name="Standard" style:list-style-name="L2">
      <style:text-properties officeooo:rsid="00177b93" officeooo:paragraph-rsid="0017912a"/>
    </style:style>
    <style:style style:name="P50" style:family="paragraph" style:parent-style-name="Standard">
      <style:text-properties fo:font-weight="bold" style:font-weight-asian="bold" style:font-weight-complex="bold"/>
    </style:style>
    <style:style style:name="P51" style:family="paragraph" style:parent-style-name="Standard" style:list-style-name="L2">
      <style:text-properties fo:font-weight="bold" officeooo:paragraph-rsid="0017912a" style:font-weight-asian="bold" style:font-weight-complex="bold"/>
    </style:style>
    <style:style style:name="P52" style:family="paragraph" style:parent-style-name="Standard" style:list-style-name="L3">
      <style:text-properties fo:font-weight="bold" officeooo:paragraph-rsid="001c8353" style:font-weight-asian="bold" style:font-weight-complex="bold"/>
    </style:style>
    <style:style style:name="P5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4" style:family="paragraph" style:parent-style-name="Standard">
      <style:text-properties fo:font-weight="bold" officeooo:paragraph-rsid="0023f315" style:font-weight-asian="bold" style:font-weight-complex="bold"/>
    </style:style>
    <style:style style:name="P55" style:family="paragraph" style:parent-style-name="Standard" style:list-style-name="L3">
      <style:text-properties officeooo:paragraph-rsid="00193924"/>
    </style:style>
    <style:style style:name="P56" style:family="paragraph" style:parent-style-name="Standard" style:list-style-name="L4">
      <style:text-properties officeooo:paragraph-rsid="00193924"/>
    </style:style>
    <style:style style:name="P57" style:family="paragraph" style:parent-style-name="Standard" style:list-style-name="L4">
      <style:text-properties officeooo:rsid="001a7b2c" officeooo:paragraph-rsid="001a7b2c"/>
    </style:style>
    <style:style style:name="P58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59" style:family="paragraph" style:parent-style-name="Standard">
      <style:paragraph-properties style:text-autospace="none"/>
      <style:text-properties fo:font-size="10pt" officeooo:paragraph-rsid="0023f315" style:font-size-asian="10pt" style:font-size-complex="10pt"/>
    </style:style>
    <style:style style:name="P60" style:family="paragraph" style:parent-style-name="Standard" style:list-style-name="L6">
      <style:text-properties officeooo:paragraph-rsid="0023f315" style:font-weight-complex="bold"/>
    </style:style>
    <style:style style:name="P61" style:family="paragraph" style:parent-style-name="Standard">
      <style:text-properties officeooo:paragraph-rsid="0023f315" style:font-weight-complex="bold"/>
    </style:style>
    <style:style style:name="P62" style:family="paragraph" style:parent-style-name="Standard" style:list-style-name="L6">
      <style:text-properties officeooo:paragraph-rsid="0023f315"/>
    </style:style>
    <style:style style:name="P63" style:family="paragraph" style:parent-style-name="Standard">
      <style:text-properties officeooo:paragraph-rsid="0023f315"/>
    </style:style>
    <style:style style:name="P64" style:family="paragraph" style:parent-style-name="Standard">
      <style:paragraph-properties fo:margin-left="2.524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65" style:family="paragraph" style:parent-style-name="Standard">
      <style:paragraph-properties fo:margin-left="0cm" fo:margin-right="0cm" fo:text-indent="1.249cm" style:auto-text-indent="false"/>
      <style:text-properties officeooo:paragraph-rsid="0023f315"/>
    </style:style>
    <style:style style:name="P66" style:family="paragraph" style:parent-style-name="Standard">
      <style:paragraph-properties fo:margin-left="1.889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7b93" style:font-weight-asian="normal" style:font-weight-complex="normal"/>
    </style:style>
    <style:style style:name="T4" style:family="text">
      <style:text-properties fo:font-weight="normal" officeooo:rsid="0017912a" style:font-weight-asian="normal" style:font-weight-complex="normal"/>
    </style:style>
    <style:style style:name="T5" style:family="text">
      <style:text-properties fo:font-weight="normal" officeooo:rsid="0019392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GB"/>
    </style:style>
    <style:style style:name="T8" style:family="text">
      <style:text-properties style:text-position="super 58%" style:font-name="Times" fo:language="en" fo:country="G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3f1e5"/>
    </style:style>
    <style:style style:name="T11" style:family="text">
      <style:text-properties officeooo:rsid="0015e45e"/>
    </style:style>
    <style:style style:name="T12" style:family="text">
      <style:text-properties officeooo:rsid="00193924"/>
    </style:style>
    <style:style style:name="T13" style:family="text">
      <style:text-properties officeooo:rsid="001b55e0"/>
    </style:style>
    <style:style style:name="T14" style:family="text">
      <style:text-properties officeooo:rsid="001dcc7f"/>
    </style:style>
    <style:style style:name="T15" style:family="text">
      <style:text-properties officeooo:rsid="001fb9a5"/>
    </style:style>
    <style:style style:name="T16" style:family="text">
      <style:text-properties officeooo:rsid="0020c1c1"/>
    </style:style>
    <style:style style:name="T17" style:family="text">
      <style:text-properties style:font-weight-complex="bold"/>
    </style:style>
    <style:style style:name="T18" style:family="text">
      <style:text-properties fo:font-style="italic" style:font-style-asian="italic" style:font-weight-complex="bold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/>INF112 - Dossier de validation prévisionnel</text:p>
      <text:p text:style-name="P26"/>
      <text:p text:style-name="Heading_20_2"><text:span text:style-name="T9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23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7">Nom du logiciel : <text:span text:style-name="T15">SocialNetwork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7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7">Taille (nb de pages ou de lignes) :</text:p>
          </table:table-cell>
          <table:table-cell table:style-name="Tableau1.B3" table:number-columns-spanned="2" office:value-type="string">
            <text:p text:style-name="P7"/>
          </table:table-cell>
          <table:covered-table-cell/>
          <table:table-cell table:style-name="Tableau1.D3" office:value-type="string">
            <text:p text:style-name="P7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24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7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6">Date de validation</text:p>
                </table:table-cell>
                <table:table-cell table:style-name="Tableau1.C5.2.2" office:value-type="string">
                  <text:p text:style-name="P6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6"/>
                </table:table-cell>
                <table:table-cell table:style-name="Tableau1.C5.2.2" office:value-type="string">
                  <text:p text:style-name="P6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7"><text:span text:style-name="T6">Fonctionnalités à tester</text:span> :</text:p>
            <text:p text:style-name="P20">additembook + reviewitembook</text:p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><text:span text:style-name="T6">Critère (s) de validation</text:span><text:span text:style-name="T6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8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7">Nb tests prévus</text:p></table:table-cell><table:table-cell table:style-name="Tableau2.A1" office:value-type="string"><text:p text:style-name="P7">Tests passés</text:p></table:table-cell><table:table-cell table:style-name="Tableau2.A1" office:value-type="string"><text:p text:style-name="P7"><text:span text:style-name="T7">Tests OK</text:span><text:span text:style-name="T8">2</text:span></text:p></table:table-cell><table:table-cell table:style-name="Tableau2.A1" office:value-type="string"><text:p text:style-name="P12">Tests NOK</text:p></table:table-cell><table:table-cell table:style-name="Tableau2.A1" office:value-type="string"><text:p text:style-name="P7">Tests NS</text:p></table:table-cell><table:table-cell table:style-name="Tableau2.A1" office:value-type="string"><text:p text:style-name="P7">Anomalies</text:p><text:p text:style-name="Standard">majeures </text:p></table:table-cell><table:table-cell table:style-name="Tableau2.G1" office:value-type="string"><text:p text:style-name="P7">Anomalies </text:p><text:p text:style-name="Standard">mineures</text:p></table:table-cell></table:table-row><table:table-row table:style-name="Tableau2.1"><table:table-cell table:style-name="Tableau2.A2" office:value-type="string"><text:p text:style-name="P7"/><text:p text:style-name="Standard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G2" office:value-type="string"><text:p text:style-name="P7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4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25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9">No</text:p>
          </table:table-cell>
          <table:table-cell table:style-name="Tableau3.B2" office:value-type="string">
            <text:p text:style-name="P9">Identification du test</text:p>
          </table:table-cell>
          <table:table-cell table:style-name="Tableau3.C2" office:value-type="string">
            <text:p text:style-name="P6"><text:span text:style-name="T6">Résultat</text:span><text:span text:style-name="T6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10"/>
            <text:p text:style-name="Standard"><text:span text:style-name="T6">Gravité de l’anomalie </text:span><text:span text:style-name="T6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21">1</text:p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22">Teste de addItemBook avec</text:p>
            <text:p text:style-name="P22"><text:s/>des entrées non conformes</text:p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3">
          <table:table-cell table:style-name="Tableau3.A8" office:value-type="string">
            <text:p text:style-name="P21">2</text:p>
          </table:table-cell>
          <table:table-cell table:style-name="Tableau3.B8" office:value-type="string">
            <text:p text:style-name="P6"/>
            <text:p text:style-name="P5"/>
            <text:p text:style-name="P22">Test de addItemBook avec</text:p>
            <text:p text:style-name="P22">des identifiants/ mot passe incorrects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5">
          <table:table-cell table:style-name="Tableau3.A8" office:value-type="string">
            <text:p text:style-name="P21">3</text:p>
          </table:table-cell>
          <table:table-cell table:style-name="Tableau3.B8" office:value-type="string">
            <text:p text:style-name="P6"/>
            <text:p text:style-name="P5"/>
            <text:p text:style-name="P22">Test de addItemBook sur un livre </text:p>
            <text:p text:style-name="P22"><text:span text:style-name="T16">déjà</text:span> existant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6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25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9">No</text:p>
          </table:table-cell>
          <table:table-cell table:style-name="Tableau4.B2" office:value-type="string">
            <text:p text:style-name="P9">Identification du test</text:p>
          </table:table-cell>
          <table:table-cell table:style-name="Tableau4.C2" office:value-type="string">
            <text:p text:style-name="P6"><text:span text:style-name="T6">Résultat</text:span><text:span text:style-name="T6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10"/>
            <text:p text:style-name="Standard"><text:span text:style-name="T6">Gravité de l’anomalie </text:span><text:span text:style-name="T6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5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ext:soft-page-break/>
        <table:table-row table:style-name="Tableau4.7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31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3"/>
            <text:p text:style-name="P13"/>
            <text:p text:style-name="Heading_20_5">Conclusion :</text:p>
            <text:p text:style-name="P33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3"/>
            <text:p text:style-name="P13"/>
            <text:p text:style-name="Heading_20_5">Conclusion :</text:p>
            <text:p text:style-name="P34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3"/>
            <text:p text:style-name="P13"/>
            <text:p text:style-name="Heading_20_5">Conclusion :</text:p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9"/>
          </table:table-cell>
          <table:table-cell table:style-name="Tableau4.D8" office:value-type="string">
            <text:p text:style-name="P6"/>
          </table:table-cell>
        </table:table-row>
        <text:soft-page-break/>
        <table:table-row table:style-name="Tableau4.8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5"/>
      <text:p text:style-name="P5"/>
      <text:p text:style-name="Title"/>
      <text:p text:style-name="P27">Fiche de test N°<text:span text:style-name="T10">1</text:span> <text:s text:c="2"/></text:p>
      <text:p text:style-name="Title"/>
      <text:p text:style-name="P8">Objectif du test : <text:span text:style-name="T10">Eprouver la méthode addItemBook dans les cas d’anomalies</text:span></text:p>
      <text:p text:style-name="P8"/>
      <text:p text:style-name="P14">On teste dans un premier temps la levée de toutes les exceptions BadEntryException concernant les paramètres passées.</text:p>
      <text:p text:style-name="P14"/>
      <text:p text:style-name="P15"/>
      <text:p text:style-name="P15"/>
      <text:p text:style-name="P15"/>
      <text:p text:style-name="P8"/>
      <text:p text:style-name="P8"/>
      <text:p text:style-name="P8">Description (scénario) :</text:p>
      <text:list xml:id="list2056603867" text:style-name="L1">
        <text:list-item>
          <text:p text:style-name="P43">Instanciation d’un Social Network</text:p>
        </text:list-item>
      </text:list>
      <text:list xml:id="list4068859515" text:style-name="L2">
        <text:list-item>
          <text:p text:style-name="P44">Appel de addItemBook en passant un login non instancié</text:p>
        </text:list-item>
        <text:list-item>
          <text:p text:style-name="P44">Appel avec un login constitué de blancs.</text:p>
        </text:list-item>
        <text:list-item>
          <text:p text:style-name="P44">Appel de addItemBook en passant un mot de passe non instancié</text:p>
        </text:list-item>
        <text:list-item>
          <text:p text:style-name="P44">Appel avec un mot de passe constitué de blancs.</text:p>
        </text:list-item>
        <text:list-item>
          <text:p text:style-name="P44">Appel de addItemBook en passant un titre non instancié</text:p>
        </text:list-item>
        <text:list-item>
          <text:p text:style-name="P44">Appel avec un titre constitué de blancs.</text:p>
        </text:list-item>
        <text:list-item>
          <text:p text:style-name="P49"><text:span text:style-name="T2">Appel de addItemBook en passant un </text:span><text:span text:style-name="T4">genre</text:span><text:span text:style-name="T2"> non instancié</text:span></text:p>
        </text:list-item>
        <text:list-item>
          <text:p text:style-name="P49"><text:span text:style-name="T2">Appel de addItemBook en passant un </text:span><text:span text:style-name="T4">auteur</text:span><text:span text:style-name="T2"> non instancié</text:span></text:p>
        </text:list-item>
        <text:list-item>
          <text:p text:style-name="P51"><text:span text:style-name="T3">Appel de addItemBook </text:span><text:span text:style-name="T4">avec un nombre de pages non positif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16">Dans ces huit instructions exécutées une exception BadEntryException doit être levée.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29">Fiche de test N° <text:span text:style-name="T11">2</text:span></text:p>
      <text:p text:style-name="Title"/>
      <text:p text:style-name="P8">Objectif du test :</text:p>
      <text:p text:style-name="P8"/>
      <text:p text:style-name="P15">Ensuite nous allons nous allons vérifier que l’exception NotMemberException est bien levée dans les cas spécifiés par l’API (Login / Mot de Passe incorrecte , inexistant etc.).</text:p>
      <text:p text:style-name="P8"/>
      <text:p text:style-name="P8"/>
      <text:p text:style-name="P8">Description(scénario) :</text:p>
      <text:p text:style-name="P8"/>
      <text:list xml:id="list3776428928" text:style-name="L3">
        <text:list-item>
          <text:p text:style-name="P45">Instanciation d’un Social Network</text:p>
        </text:list-item>
        <text:list-item>
          <text:p text:style-name="P55"><text:span text:style-name="T3">A</text:span><text:span text:style-name="T5">jouter un membre (« ANewMember », »password », »testProfile »)</text:span></text:p>
        </text:list-item>
      </text:list>
      <text:list xml:id="list687167803" text:style-name="L4">
        <text:list-item>
          <text:p text:style-name="P56"><text:span text:style-name="T3">Appel de addItemBook en passant un login non </text:span><text:span text:style-name="T5">existant (‘ «LoginInexistant » )</text:span></text:p>
        </text:list-item>
        <text:list-item>
          <text:p text:style-name="P57"><text:span text:style-name="T3">Appel de addItemBook en passant </text:span><text:span text:style-name="T2">le login « </text:span><text:span text:style-name="T5">ANewMember » </text:span><text:span text:style-name="T2">et le mot de passe « Wrong« 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17">Les deux dernières instructions lèveront normalement une exception <text:span text:style-name="T13">NotMemberException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0">Fiche de test N° <text:span text:style-name="T11">3</text:span></text:p>
      <text:p text:style-name="Title"/>
      <text:p text:style-name="P8">Objectif du test :</text:p>
      <text:p text:style-name="P8"/>
      <text:p text:style-name="P15">Enfin nous éprouverons la réaction du système si on ajoute un volume déjà existant. </text:p>
      <text:p text:style-name="P8"/>
      <text:p text:style-name="P8"/>
      <text:p text:style-name="P8">Description(scénario) :</text:p>
      <text:p text:style-name="P11"/>
      <text:list xml:id="list144644507956733" text:continue-list="list3776428928" text:style-name="L3">
        <text:list-item>
          <text:p text:style-name="P46">Instanciation d’un Social Network</text:p>
        </text:list-item>
        <text:list-item>
          <text:p text:style-name="P52"><text:span text:style-name="T3">A</text:span><text:span text:style-name="T5">jouter un membre (« ANewMember », »password », « testProfile »)</text:span></text:p>
        </text:list-item>
        <text:list-item>
          <text:p text:style-name="P47">Appeler addItemBook avec le Login <text:span text:style-name="T12"> « ANewMember »  </text:span>le mot de passe  <text:s/>« <text:span text:style-name="T12">password »  , </text:span>le titre « UnLivre » le genre « «  et l’auteur « « (Chaine vide) ;</text:p>
        </text:list-item>
      </text:list>
      <text:list xml:id="list607455903" text:style-name="L5">
        <text:list-item>
          <text:p text:style-name="P48">Appeler addItemBook avec le Login <text:span text:style-name="T12"> « ANewMember »  </text:span>le mot de passe  <text:s/>« <text:span text:style-name="T12">password »  , </text:span>le titre « Un Livre » le genre « «  et l’auteur « « (Chaine vide) ;</text:p>
        </text:list-item>
      </text:list>
      <text:p text:style-name="P19"/>
      <text:list xml:id="list144645136366158" text:continue-numbering="true" text:style-name="L5">
        <text:list-item>
          <text:p text:style-name="P48">Appeler addItemBook avec le Login <text:span text:style-name="T12"> « ANewMember »  </text:span>le mot de passe  <text:s/>« <text:span text:style-name="T12">password »  , </text:span>le titre « <text:span text:style-name="T14">u</text:span>n <text:s text:c="6"/>Livre » le genre « «  et l’auteur « « (Chaine vide) ;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18">Les deux dernières instructions lèveront une exception ItemBookAlreadyExistsException car on veut ajouter un livre déjà existant même si la casse et la forme diffèrent. 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2">Fiche de test N°4</text:p>
      <text:p text:style-name="P41"/>
      <text:p text:style-name="P54">Objectif du test : Eprouver la méthode reviewItemBook dans les cas d’anomalies.</text:p>
      <text:p text:style-name="P54"/>
      <text:p text:style-name="P61">Vérification de la levée de l’exception BadEntryException lors de l’utilisation de reviewItemBook avec des paramètres d’entrées incorrects. </text:p>
      <text:p text:style-name="P54"/>
      <text:p text:style-name="P61"/>
      <text:p text:style-name="P54"/>
      <text:p text:style-name="P54"/>
      <text:p text:style-name="P54">Description (scénario) :</text:p>
      <text:p text:style-name="P61"><text:tab/></text:p>
      <text:list xml:id="list399763702" text:style-name="L6">
        <text:list-item>
          <text:p text:style-name="P62"><text:span text:style-name="Police_20_par_20_défaut"><text:span text:style-name="T17">Instanciation d’un </text:span></text:span><text:span text:style-name="Police_20_par_20_défaut"><text:span text:style-name="T18">Social Network</text:span></text:span></text:p>
        </text:list-item>
        <text:list-item>
          <text:p text:style-name="P60">1.1 Utilisation de reviewItemBook avec en paramètre un login non instancié</text:p>
        </text:list-item>
        <text:list-item>
          <text:p text:style-name="P60">1.2 Utilisation de reviewItemBook avec en paramètre un login ne contenant que des espaces.</text:p>
        </text:list-item>
        <text:list-item>
          <text:p text:style-name="P62"><text:span text:style-name="Police_20_par_20_défaut"><text:span text:style-name="T17">1.3 Utilisation de reviewItemBook avec en paramètre un password non instancié.</text:span></text:span></text:p>
        </text:list-item>
        <text:list-item>
          <text:p text:style-name="P62"><text:span text:style-name="Police_20_par_20_défaut"><text:span text:style-name="T17">1.4 Utilisation de reviewItemBook avec en paramètre un password de moins de 4 caractères, autres que des « leading » ou « trailing banks ».</text:span></text:span></text:p>
        </text:list-item>
        <text:list-item>
          <text:p text:style-name="P62"><text:span text:style-name="Police_20_par_20_défaut"><text:span text:style-name="T17">1.5 Utilisation de reviewItemBook avec en paramètre un title non instancié.</text:span></text:span></text:p>
        </text:list-item>
        <text:list-item>
          <text:p text:style-name="P60">1.6 Utilisation de reviewItemBook avec en paramètre un title ne contenant que des espaces.</text:p>
        </text:list-item>
        <text:list-item>
          <text:p text:style-name="P62"><text:span text:style-name="Police_20_par_20_défaut"><text:span text:style-name="T17">1.7 Utilisation de reviewItemBook avec en paramètre un mark qui n’est pas &gt;= 0</text:span></text:span></text:p>
        </text:list-item>
        <text:list-item>
          <text:p text:style-name="P62"><text:span text:style-name="Police_20_par_20_défaut"><text:span text:style-name="T17">1.8 Utilisation de reviewItemBook avec en paramètre un mark qui n’est pas &lt;= 5</text:span></text:span></text:p>
        </text:list-item>
        <text:list-item>
          <text:p text:style-name="P62"><text:span text:style-name="Police_20_par_20_défaut"><text:span text:style-name="T17">1.9 Utilisation de reviewItemBook avec en paramètre un comment non instancié.</text:span></text:span></text:p>
        </text:list-item>
      </text:list>
      <text:p text:style-name="P64"/>
      <text:p text:style-name="P54"/>
      <text:p text:style-name="P54"/>
      <text:p text:style-name="P54"/>
      <text:p text:style-name="P54"/>
      <text:p text:style-name="P54">Résultats attendus :</text:p>
      <text:p text:style-name="P63"><text:span text:style-name="Police_20_par_20_défaut"><text:span text:style-name="T6"><text:tab/></text:span></text:span><text:span text:style-name="Police_20_par_20_défaut"><text:span text:style-name="T17">Dans les 9 utilisations de reviewItemBook, l’exception BadEntryException doit être levée.</text:span></text:span></text:p>
      <text:p text:style-name="P61"><text:tab/>De plus lorsqu’un utilisateur qui a déjà émis un avis sur un livre en publie un nouveau ; le nouvel avis doit remplacer le précédent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Résultats observés :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/>
      <text:p text:style-name="P59"/>
      <text:p text:style-name="P40">Conclusion :</text:p>
      <text:p text:style-name="P36">Fiche de test N° 5 <text:s/></text:p>
      <text:p text:style-name="P41"/>
      <text:p text:style-name="P54">Objectif du test : Eprouver la méthode reviewItemBook dans les cas d’anomalies.</text:p>
      <text:p text:style-name="P54"/>
      <text:p text:style-name="P61">Vérification de la levée de l’exception NotMemberException lors de l’utilisation de reviewItemBook avec des paramètres d’entrées incorrects. </text:p>
      <text:p text:style-name="P54"/>
      <text:p text:style-name="P61"/>
      <text:p text:style-name="P54"/>
      <text:p text:style-name="P54"/>
      <text:p text:style-name="P54">Description (scénario) :</text:p>
      <text:p text:style-name="P61"><text:tab/></text:p>
      <text:list xml:id="list144646174559667" text:continue-numbering="true" text:style-name="L6">
        <text:list-item>
          <text:p text:style-name="P62"><text:span text:style-name="Police_20_par_20_défaut"><text:span text:style-name="T17">Instanciation d’un </text:span></text:span><text:span text:style-name="Police_20_par_20_défaut"><text:span text:style-name="T18">Social Network</text:span></text:span></text:p>
        </text:list-item>
        <text:list-item>
          <text:p text:style-name="P62"><text:span text:style-name="Police_20_par_20_défaut"><text:span text:style-name="T17">1.1 Utilisation de reviewItemBook avec en paramètre un login non enregistré dans SocialNetwork</text:span></text:span></text:p>
        </text:list-item>
        <text:list-item>
          <text:p text:style-name="P62"><text:span text:style-name="Police_20_par_20_défaut"><text:span text:style-name="T17">1.2 Utilisation de reviewItemBook avec en paramètre un password qui ne correspond pas au password d’un membre enregistré</text:span></text:span></text:p>
        </text:list-item>
      </text:list>
      <text:p text:style-name="P6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Résultats attendus :</text:p>
      <text:p text:style-name="P65"><text:span text:style-name="Police_20_par_20_défaut"><text:span text:style-name="T17">Dans les 2 utilisations de reviewItemBook, l’exception NotMemberException doit être levée.</text:span>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Résultats observés :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/>
      <text:p text:style-name="P59"/>
      <text:p text:style-name="P40">Conclusion :</text:p>
      <text:p text:style-name="P37">Fiche de test N° 6 <text:s/></text:p>
      <text:p text:style-name="P41"/>
      <text:p text:style-name="P54">Objectif du test : Eprouver la méthode reviewItemBook dans les cas d’anomalies.</text:p>
      <text:p text:style-name="P54"/>
      <text:p text:style-name="P61">Vérification de la levée de l’exception NoItemException lors de l’utilisation de reviewItemBook avec des paramètres d’entrées incorrects. </text:p>
      <text:p text:style-name="P54"/>
      <text:p text:style-name="P61"/>
      <text:p text:style-name="P54"/>
      <text:p text:style-name="P54"/>
      <text:p text:style-name="P54">Description (scénario) :</text:p>
      <text:p text:style-name="P61"><text:tab/></text:p>
      <text:list xml:id="list144644720620768" text:continue-numbering="true" text:style-name="L6">
        <text:list-item>
          <text:p text:style-name="P62"><text:span text:style-name="Police_20_par_20_défaut"><text:span text:style-name="T17">Instanciation d’un </text:span></text:span><text:span text:style-name="Police_20_par_20_défaut"><text:span text:style-name="T18">Social Network</text:span></text:span></text:p>
        </text:list-item>
        <text:list-item>
          <text:p text:style-name="P62"><text:span text:style-name="Police_20_par_20_défaut"><text:span text:style-name="T17">1.1 Utilisation de reviewItemBook avec en paramètre un titre non enregistré comme un livre dans SocialNetwork</text:span></text:span></text:p>
        </text:list-item>
      </text:list>
      <text:p text:style-name="P66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Résultats attendus :</text:p>
      <text:p text:style-name="P54"/>
      <text:p text:style-name="P65"><text:span text:style-name="Police_20_par_20_défaut"><text:span text:style-name="T17">Dans l’utilisation de reviewItemBook, l’exception NoItemException doit être levée.</text:span>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Résultats observés :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/>
      <text:p text:style-name="P59"/>
      <text:p text:style-name="P40">Conclusion :</text:p>
      <text:p text:style-name="P34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5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1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3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37" text:date-value="2018-04-17T14:16:47.502594077" text:fixed="true">17/04/18</text:date></text:p>
      </style:header>
      <style:footer>
        <text:p text:style-name="MP3">Télécom Bretagne<text:tab/><text:page-number text:select-page="current">6</text:page-number>/<text:page-count>13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4"><text:span text:style-name="MT2">Télécom Bretagne</text:span><text:tab/><text:span text:style-name="MT1"><text:page-number text:select-page="current">7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4"><text:span text:style-name="MT2">Télécom Bretagne</text:span><text:tab/><text:span text:style-name="MT1"><text:page-number text:select-page="current">8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4"><text:span text:style-name="MT2">Télécom Bretagne</text:span><text:tab/><text:span text:style-name="MT1"><text:page-number text:select-page="current">9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4"><text:span text:style-name="MT2">Télécom Bretagne</text:span><text:tab/><text:span text:style-name="MT1"><text:page-number text:select-page="current">11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4"><text:span text:style-name="MT2">Télécom Bretagne</text:span><text:tab/><text:span text:style-name="MT1"><text:page-number text:select-page="current">12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4"><text:span text:style-name="MT2">Télécom Bretagne</text:span><text:tab/><text:span text:style-name="MT1"><text:page-number text:select-page="current">13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  <style:master-page style:name="MP2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10</text:page-number></text:span></text:span><text:span text:style-name="Police_20_par_20_défaut"><text:span text:style-name="MT1">/</text:span></text:span><text:span text:style-name="Police_20_par_20_défaut"><text:span text:style-name="MT1"><text:page-count>13</text:page-count></text:span></text:span><text:span text:style-name="Police_20_par_20_défaut"><text:span text:style-name="MT1"><text:tab/>Département Informatique</text:span></text:span></text:p>
      </style:footer>
    </style:master-page>
    <style:master-page style:name="MP3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11</text:page-number></text:span></text:span><text:span text:style-name="Police_20_par_20_défaut"><text:span text:style-name="MT1">/</text:span></text:span><text:span text:style-name="Police_20_par_20_défaut"><text:span text:style-name="MT1"><text:page-count>13</text:page-count></text:span></text:span><text:span text:style-name="Police_20_par_20_défaut"><text:span text:style-name="MT1"><text:tab/>Département Informatique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e Remarques</dc:title>
    <meta:initial-creator>WISCHNEWSKI</meta:initial-creator>
    <meta:creation-date>2005-01-28T16:31:00</meta:creation-date>
    <dc:date>2019-05-01T14:46:26.839994452</dc:date>
    <meta:print-date>2004-03-31T15:12:00</meta:print-date>
    <dc:language>fr-FR</dc:language>
    <meta:editing-cycles>29</meta:editing-cycles>
    <meta:editing-duration>PT2H19M42S</meta:editing-duration>
    <meta:document-statistic meta:table-count="4" meta:image-count="0" meta:object-count="0" meta:page-count="13" meta:paragraph-count="184" meta:word-count="1252" meta:character-count="7712" meta:non-whitespace-character-count="6588"/>
    <meta:user-defined meta:name="Info 1"/>
    <meta:user-defined meta:name="Info 2"/>
    <meta:user-defined meta:name="Info 3"/>
    <meta:user-defined meta:name="Info 4"/>
  </office:meta>
</office:document-meta>
</file>